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16.4mm" fo:break-before="auto" style:use-optimal-row-height="true"/>
    </style:style>
    <style:style style:name="ro24" style:family="table-row">
      <style:table-row-properties style:row-height="12.44mm" fo:break-before="auto" style:use-optimal-row-height="true"/>
    </style:style>
    <style:style style:name="ro25" style:family="table-row">
      <style:table-row-properties style:row-height="8.47mm" fo:break-before="auto" style:use-optimal-row-height="true"/>
    </style:style>
    <style:style style:name="ro26" style:family="table-row">
      <style:table-row-properties style:row-height="12.93mm" fo:break-before="auto" style:use-optimal-row-height="true"/>
    </style:style>
    <style:style style:name="ro27" style:family="table-row">
      <style:table-row-properties style:row-height="8.82mm" fo:break-before="auto" style:use-optimal-row-height="true"/>
    </style:style>
    <style:style style:name="ro28" style:family="table-row">
      <style:table-row-properties style:row-height="11.84mm" fo:break-before="auto" style:use-optimal-row-height="true"/>
    </style:style>
    <style:style style:name="ro29" style:family="table-row">
      <style:table-row-properties style:row-height="29.47mm" fo:break-before="auto" style:use-optimal-row-height="true"/>
    </style:style>
    <style:style style:name="ro30" style:family="table-row">
      <style:table-row-properties style:row-height="36.32mm" fo:break-before="auto" style:use-optimal-row-height="true"/>
    </style:style>
    <style:style style:name="ro31" style:family="table-row">
      <style:table-row-properties style:row-height="43.16mm" fo:break-before="auto" style:use-optimal-row-height="true"/>
    </style:style>
    <style:style style:name="ro32" style:family="table-row">
      <style:table-row-properties style:row-height="56.85mm" fo:break-before="auto" style:use-optimal-row-height="true"/>
    </style:style>
    <style:style style:name="ro33" style:family="table-row">
      <style:table-row-properties style:row-height="32.1mm" fo:break-before="auto" style:use-optimal-row-height="true"/>
    </style:style>
    <style:style style:name="ro34" style:family="table-row">
      <style:table-row-properties style:row-height="4.73mm" fo:break-before="auto" style:use-optimal-row-height="true"/>
    </style:style>
    <style:style style:name="ro3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fo:background-color="#ff8000" style:vertical-align="top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0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8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5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1" style:family="text">
      <style:text-properties fo:color="#00a933" fo:font-weight="bold" style:font-weight-asian="bold" style:font-weight-complex="bold"/>
    </style:style>
    <style:style style:name="T8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3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5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 fo:color="#000000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7" style:family="text">
      <style:text-properties style:font-name-asian="Consolas" style:font-name-complex="Consolas" style:font-size-asian="9.5pt" style:font-size-complex="9.5pt"/>
    </style:style>
    <style:style style:name="T98" style:family="text">
      <style:text-properties style:text-position="super 58%"/>
    </style:style>
    <style:style style:name="T9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69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gt;&g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text:span text:style-name="T73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text:span text:style-name="T73">A</text:span><text:span text:style-name="T72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4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6">(&lt;TS&gt;</text:span><text:span text:style-name="T57">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</text:span><text:span text:style-name="T60">44h</text:span><text:span text:style-name="T10"> </text:span><text:span text:style-name="T60">45h</text:span><text:span text:style-name="T10"> </text:span><text:span text:style-name="T60">46h</text:span><text:span text:style-name="T10"> </text:span><text:span text:style-name="T61">(6)</text:span></text:p>
          </table:table-cell>
          <table:table-cell table:style-name="ce22" office:value-type="string" calcext:value-type="string"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0">41h</text:span><text:span text:style-name="T10"> </text:span><text:span text:style-name="T61">(1)</text:span></text:p>
            <text:p><text:span text:style-name="T56">(&lt;TS&gt;</text:span><text:span text:style-name="T57">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... </text:span><text:span text:style-name="T61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5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1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</text:span><text:span text:style-name="T64">41h</text:span><text:span text:style-name="T65"> </text:span><text:span text:style-name="T66">[Error: EOL keyword is not supported for binary terminals!]</text:span><text:span text:style-name="T10"> </text:span><text:span text:style-name="T60">41h</text:span><text:span text:style-name="T10"> </text:span><text:span text:style-name="T60">42h</text:span><text:span text:style-name="T10"> </text:span><text:span text:style-name="T61">(3)</text:span></text:p>
            <text:p><text:span text:style-name="T56">(&lt;TS&gt;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</text:span><text:span text:style-name="T61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8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8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6">41h</text:span><text:span text:style-name="T77"> </text:span><text:span text:style-name="T78">42h</text:span><text:span text:style-name="T77"> </text:span><text:span text:style-name="T79">(8)</text:span><text:span text:style-name="T8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6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1">(2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1">(3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6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3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4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t [Send Text] to "45"</text:p>
            <text:p>Leave focus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5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</text:p>
            <text:p>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 AB 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Enable [Regex] using [Alt+E] from within trigger combo box</text:p>
            <text:p>Set regex to "\w{3,}"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<text:span text:style-name="T81">123</text:span> AB <text:span text:style-name="T81">C456</text:span>"</text:p>
          </table:table-cell>
          <table:table-cell office:value-type="string" calcext:value-type="string">
            <text:p>Data sent and received</text:p>
            <text:p>Automatic action is triggered for <text:span text:style-name="T81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"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8">(&gt;&gt;)</text:span><text:span text:style-name="T29"> </text:span><text:span text:style-name="T16">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Some dedicated command</text:p>
            <text:p>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 AB 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Enable [Regex] using [Alt+E] from within trigger combo box</text:p>
            <text:p>Set regex to "\w{3,}"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<text:span text:style-name="T81">123</text:span> AB <text:span text:style-name="T81">C456</text:span>"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each of the two matches</text:span></text:p>
            <text:p><text:span text:style-name="T82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Send "123 ABC 456 789 0DE FGH IJK LMN OPQ RST UVW XYZ 123 ABC 456 789 0DE FGH IJK LMN OPQ RST UVW XYZ</text:span>"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83">...ABC</text:span><text:span text:style-name="T84"> </text:span><text:span text:style-name="T85">(72) </text:span><text:span text:style-name="T86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7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68">(&lt;&lt;)</text:span><text:span text:style-name="T29"> </text:span><text:span text:style-name="T35">X</text:span><text:span text:style-name="T89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68">(&lt;&lt;)</text:span><text:span text:style-name="T29"> </text:span><text:span text:style-name="T35">X</text:span><text:span text:style-name="T89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2">(&lt;&lt;)</text:span><text:span text:style-name="T93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2">(&gt;&gt;)</text:span><text:span text:style-name="T93"> </text:span><text:span text:style-name="T5">A</text:span><text:span text:style-name="T6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7">  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87">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94"> </text:span><text:span text:style-name="T87">in receiving terminal</text:span></text:p>
            <text:p><text:span text:style-name="T92">(&lt;&lt;)</text:span><text:span text:style-name="T93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94"> </text:span><text:span text:style-name="T87">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0">&lt;CR&gt; </text:span><text:span text:style-name="T9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0">&lt;CR&gt;</text:span><text:span text:style-name="T4"> </text:span><text:span text:style-name="T34">(1)</text:span><text:span text:style-name="T95">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0">&lt;CR&gt;</text:span><text:span text:style-name="T4"> </text:span><text:span text:style-name="T34">(1)</text:span><text:span text:style-name="T95">  in receiving terminal</text:span></text:p>
            <text:p><text:span text:style-name="T92">(&lt;&lt;)</text:span><text:span text:style-name="T93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0">&lt;CR&gt;</text:span><text:span text:style-name="T4"> </text:span><text:span text:style-name="T34">(1)</text:span><text:span text:style-name="T95">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90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7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87">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6">&lt;CR&gt;</text:span><text:span text:style-name="T35">B</text:span><text:span text:style-name="T89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87"> in receiving terminal</text:span></text:p>
            <text:p><text:span text:style-name="T92">(&lt;&lt;)</text:span><text:span text:style-name="T93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6">&lt;CR&gt;</text:span><text:span text:style-name="T35">B</text:span><text:span text:style-name="T89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8"> </text:span><text:span text:style-name="T37">(2)</text:span><text:span text:style-name="T87"> in receiving terminal</text:span></text:p>
            <text:p><text:span text:style-name="T92">(&lt;&lt;)</text:span><text:span text:style-name="T93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88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0">&lt;CR&gt; </text:span><text:span text:style-name="T9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0">&lt;CR&gt;</text:span><text:span text:style-name="T4"> </text:span><text:span text:style-name="T34">(1)</text:span><text:span text:style-name="T95">  in receiving terminal</text:span></text:p>
            <text:p><text:span text:style-name="T3">(&lt;&lt;)</text:span><text:span text:style-name="T4"> </text:span><text:span text:style-name="T38">X</text:span><text:span text:style-name="T91">&lt;CR&gt;&lt;LF&gt;</text:span><text:span text:style-name="T88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6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0">&lt;CR&gt;</text:span><text:span text:style-name="T4"> </text:span><text:span text:style-name="T34">(1)</text:span><text:span text:style-name="T95">  in receiving terminal</text:span></text:p>
            <text:p><text:span text:style-name="T92">(&lt;&lt;)</text:span><text:span text:style-name="T93"> </text:span><text:span text:style-name="T38">X</text:span><text:span text:style-name="T91">&lt;CR&gt;&lt;LF&gt;</text:span><text:span text:style-name="T88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8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7">Note that display elements are text-only and no longer contain the underlying typed</text:span></text:p>
            <text:p><text:span text:style-name="T97">information such as the time stamp of the origin. Since the XML schema is strongly-</text:span></text:p>
            <text:p><text:span text:style-name="T97">typed again, the items need to be reconstructed. Not optimal, but simply a trade-off</text:span></text:p>
            <text:p><text:span text:style-name="T9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9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9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9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9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9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9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2<text:span text:style-name="T9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3<text:span text:style-name="T98">rd</text:span> line</text:p>
          </table:table-cell>
          <table:table-cell office:value-type="string" calcext:value-type="string">
            <text:p>Repeat steps above, except <text:span text:style-name="T9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5:14:16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5DT20H49M26S</meta:editing-duration>
    <meta:editing-cycles>557</meta:editing-cycles>
    <meta:generator>LibreOffice/6.1.1.2$Windows_X86_64 LibreOffice_project/5d19a1bfa650b796764388cd8b33a5af1f5baa1b</meta:generator>
    <dc:date>2019-12-04T16:16:01.999000000</dc:date>
    <meta:print-date>2013-02-02T14:44:49.07</meta:print-date>
    <meta:document-statistic meta:table-count="13" meta:cell-count="2240" meta:object-count="0"/>
    <meta:user-defined meta:name="Info 1"/>
    <meta:user-defined meta:name="Info 2"/>
    <meta:user-defined meta:name="Info 3"/>
    <meta:user-defined meta:name="Info 4"/>
  </office:meta>
</office:document-meta>
</file>